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62" table:end-x="0.656cm" table:end-y="0.451cm" draw:z-index="0" draw:style-name="gr1" svg:width="19cm" svg:height="28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22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22:26:43.51</dc:date>
    <dc:creator>Ben Meadows</dc:creator>
    <meta:generator>OpenOffice.org/3.2$Win32 OpenOffice.org_project/320m18$Build-9502</meta:generator>
    <meta:editing-duration>PT00H01M17S</meta:editing-duration>
    <meta:editing-cycles>1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28.001cm" xlink:href=".." chart:class="chart:line" chart:style-name="ch1">
        <chart:legend chart:legend-position="end" svg:x="15.193cm" svg:y="13.265cm" chart:style-name="ch2"/>
        <chart:plot-area chart:style-name="ch3" table:cell-range-address="Sheet1.A1:Sheet1.D41" chart:data-source-has-labels="both" svg:x="0.559cm" svg:y="0.56cm" svg:width="14.255cm" svg:height="25.962cm">
          <chart:axis chart:dimension="x" chart:name="primary-x" chart:style-name="ch4">
            <chart:title svg:x="7.245cm" svg:y="26.48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13.53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8">
                <text:p text:id="Sheet1.B2:Sheet1.B41">48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5433">
                <text:p text:id="Sheet1.D2:Sheet1.D41">5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